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286</text:p>
      <text:p text:style-name="Standard"/>
      <text:p text:style-name="Standard">Demandeur : GAEC KERMAREC-GUILLOU-LE BIDEAU</text:p>
      <text:p text:style-name="Standard">Adresse : KEROPERS<text:line-break/>22610 PLEUBIAN</text:p>
      <text:p text:style-name="Standard">Cédant : LE MERRER Dominique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LANMODEZ</text:p>
      <text:p text:style-name="Standard"/>
      <text:p text:style-name="Standard"/>
      <text:p text:style-name="Standard"/>
      <text:p text:style-name="P1">Dossier n° : C22250286</text:p>
      <text:p text:style-name="P1"/>
      <text:p text:style-name="P1">Demandeur : GAEC KERMAREC-GUILLOU-LE BIDEAU</text:p>
      <text:p text:style-name="P1">Adresse : KEROPERS<text:line-break/>22610 PLEUBIAN</text:p>
      <text:p text:style-name="P1">Cédant : LE MERRER Dominique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LANMODEZ</text:p>
      <text:p text:style-name="P1"/>
      <text:p text:style-name="P1"/>
      <text:p text:style-name="P1">Parcelles : B149 - B155 - B157 - A317 - A318 - A319</text:p>
      <text:p text:style-name="P1">Superficie : 7,2036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